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var devsite-code-font-family" svg:font-family="'var devsite-code-font-family'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6.09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2d2cfd" officeooo:paragraph-rsid="002d2cfd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181df3"/>
    </style:style>
    <style:style style:name="P7" style:family="paragraph" style:parent-style-name="Text_20_body">
      <style:paragraph-properties fo:margin-top="0cm" fo:margin-bottom="0cm" style:contextual-spacing="false"/>
      <style:text-properties officeooo:rsid="0024baee" officeooo:paragraph-rsid="0024baee"/>
    </style:style>
    <style:style style:name="P8" style:family="paragraph" style:parent-style-name="Text_20_body">
      <style:text-properties officeooo:rsid="00325914" officeooo:paragraph-rsid="00325914"/>
    </style:style>
    <style:style style:name="P9" style:family="paragraph" style:parent-style-name="Heading_20_3">
      <style:text-properties fo:font-size="14pt" fo:font-weight="normal"/>
    </style:style>
    <style:style style:name="P10" style:family="paragraph" style:parent-style-name="Heading_20_3">
      <style:paragraph-properties fo:text-align="start" style:justify-single-word="false"/>
    </style:style>
    <style:style style:name="P11" style:family="paragraph" style:parent-style-name="Heading_20_4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officeooo:paragraph-rsid="00139a21"/>
    </style:style>
    <style:style style:name="P13" style:family="paragraph" style:parent-style-name="Heading_20_3">
      <style:text-properties officeooo:rsid="0034b75a" officeooo:paragraph-rsid="0034b75a"/>
    </style:style>
    <style:style style:name="P14" style:family="paragraph" style:parent-style-name="Heading_20_3">
      <style:text-properties officeooo:rsid="00374bfd" officeooo:paragraph-rsid="00374bfd"/>
    </style:style>
    <style:style style:name="P15" style:family="paragraph" style:parent-style-name="Preformatted_20_Text">
      <style:paragraph-properties fo:margin-top="0cm" fo:margin-bottom="0.499cm" style:contextual-spacing="false" fo:padding="0cm" fo:border="none"/>
      <style:text-properties style:text-underline-style="solid" style:text-underline-width="auto" style:text-underline-color="font-color" loext:padding="0cm" loext:border="none"/>
    </style:style>
    <style:style style:name="P16" style:family="paragraph" style:parent-style-name="Preformatted_20_Text">
      <style:paragraph-properties fo:margin-top="0cm" fo:margin-bottom="0.499cm" style:contextual-spacing="false"/>
      <style:text-properties style:font-name="var devsite-code-font-family"/>
    </style:style>
    <style:style style:name="P17" style:family="paragraph" style:parent-style-name="Preformatted_20_Text">
      <style:text-properties officeooo:paragraph-rsid="000d5668"/>
    </style:style>
    <style:style style:name="P18" style:family="paragraph" style:parent-style-name="Text_20_body">
      <style:paragraph-properties fo:margin-top="0cm" fo:margin-bottom="0cm" style:contextual-spacing="false"/>
    </style:style>
    <style:style style:name="P19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20" style:family="paragraph" style:parent-style-name="Text_20_body">
      <style:paragraph-properties fo:margin-top="0cm" fo:margin-bottom="0cm" style:contextual-spacing="false"/>
      <style:text-properties fo:font-weight="bold"/>
    </style:style>
    <style:style style:name="P21" style:family="paragraph" style:parent-style-name="Text_20_body">
      <style:text-properties officeooo:paragraph-rsid="000ff728"/>
    </style:style>
    <style:style style:name="P22" style:family="paragraph" style:parent-style-name="Text_20_body">
      <style:text-properties officeooo:rsid="0011d345" officeooo:paragraph-rsid="0011d345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139a21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151c1e"/>
    </style:style>
    <style:style style:name="P25" style:family="paragraph" style:parent-style-name="Text_20_body">
      <style:text-properties officeooo:rsid="001f6965" officeooo:paragraph-rsid="001f6965"/>
    </style:style>
    <style:style style:name="P26" style:family="paragraph" style:parent-style-name="Text_20_body">
      <style:text-properties officeooo:rsid="0022fac9" officeooo:paragraph-rsid="0022fac9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024baee"/>
    </style:style>
    <style:style style:name="P28" style:family="paragraph" style:parent-style-name="Text_20_body">
      <style:text-properties officeooo:rsid="0025ce51" officeooo:paragraph-rsid="0025ce51"/>
    </style:style>
    <style:style style:name="P29" style:family="paragraph" style:parent-style-name="Text_20_body">
      <style:text-properties officeooo:rsid="00278fd4" officeooo:paragraph-rsid="00278fd4"/>
    </style:style>
    <style:style style:name="P30" style:family="paragraph" style:parent-style-name="Text_20_body">
      <style:text-properties officeooo:paragraph-rsid="002d2cfd"/>
    </style:style>
    <style:style style:name="P31" style:family="paragraph" style:parent-style-name="Text_20_body">
      <style:text-properties officeooo:rsid="002dcb47" officeooo:paragraph-rsid="002dcb47"/>
    </style:style>
    <style:style style:name="P32" style:family="paragraph" style:parent-style-name="Text_20_body">
      <style:text-properties officeooo:rsid="002e6c70" officeooo:paragraph-rsid="002e6c70"/>
    </style:style>
    <style:style style:name="P33" style:family="paragraph" style:parent-style-name="Text_20_body">
      <style:text-properties officeooo:rsid="002e6c70" officeooo:paragraph-rsid="0034b75a"/>
    </style:style>
    <style:style style:name="P34" style:family="paragraph" style:parent-style-name="Text_20_body">
      <style:text-properties officeooo:rsid="002e6c70" officeooo:paragraph-rsid="00374bfd"/>
    </style:style>
    <style:style style:name="P35" style:family="paragraph" style:parent-style-name="Text_20_body">
      <style:text-properties officeooo:rsid="003053d7" officeooo:paragraph-rsid="003053d7"/>
    </style:style>
    <style:style style:name="P36" style:family="paragraph" style:parent-style-name="Text_20_body">
      <style:text-properties officeooo:rsid="00311d2e" officeooo:paragraph-rsid="00311d2e"/>
    </style:style>
    <style:style style:name="P37" style:family="paragraph" style:parent-style-name="Text_20_body">
      <style:text-properties officeooo:paragraph-rsid="0036013f"/>
    </style:style>
    <style:style style:name="P38" style:family="paragraph" style:parent-style-name="Text_20_body">
      <style:paragraph-properties fo:margin-top="0cm" fo:margin-bottom="0cm" style:contextual-spacing="false"/>
      <style:text-properties officeooo:rsid="002947ae" officeooo:paragraph-rsid="002947ae"/>
    </style:style>
    <style:style style:name="P39" style:family="paragraph" style:parent-style-name="Text_20_body">
      <style:text-properties officeooo:rsid="000d5668" officeooo:paragraph-rsid="000d5668"/>
    </style:style>
    <style:style style:name="P4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6.09cm" style:type="right" style:leader-style="dotted" style:leader-text="."/>
        </style:tab-stops>
      </style:paragraph-properties>
    </style:style>
    <style:style style:name="P44" style:family="paragraph" style:parent-style-name="Heading_20_1">
      <style:text-properties officeooo:rsid="002d2cfd" officeooo:paragraph-rsid="002d2cfd"/>
    </style:style>
    <style:style style:name="P45" style:family="paragraph" style:parent-style-name="Heading_20_2">
      <style:paragraph-properties fo:margin-top="0cm" fo:margin-bottom="0cm" style:contextual-spacing="false"/>
      <style:text-properties officeooo:rsid="0024baee" officeooo:paragraph-rsid="0024baee"/>
    </style:style>
    <style:style style:name="P46" style:family="paragraph" style:parent-style-name="Heading_20_2">
      <style:text-properties officeooo:rsid="00181df3" officeooo:paragraph-rsid="00181df3"/>
    </style:style>
    <style:style style:name="P47" style:family="paragraph" style:parent-style-name="Heading_20_2">
      <style:text-properties officeooo:paragraph-rsid="003053d7"/>
    </style:style>
    <style:style style:name="P48" style:family="paragraph" style:parent-style-name="Heading_20_2">
      <style:text-properties officeooo:rsid="00325914" officeooo:paragraph-rsid="00325914"/>
    </style:style>
    <style:style style:name="P49" style:family="paragraph" style:parent-style-name="Heading_20_2">
      <style:text-properties officeooo:rsid="0036013f" officeooo:paragraph-rsid="0036013f"/>
    </style:style>
    <style:style style:name="T1" style:family="text">
      <style:text-properties fo:font-weight="bold"/>
    </style:style>
    <style:style style:name="T2" style:family="text">
      <style:text-properties officeooo:rsid="00181df3"/>
    </style:style>
    <style:style style:name="T3" style:family="text">
      <style:text-properties officeooo:rsid="00187a36"/>
    </style:style>
    <style:style style:name="T4" style:family="text">
      <style:text-properties officeooo:rsid="0021620f"/>
    </style:style>
    <style:style style:name="T5" style:family="text">
      <style:text-properties officeooo:rsid="0024baee"/>
    </style:style>
    <style:style style:name="T6" style:family="text">
      <style:text-properties officeooo:rsid="002508bc"/>
    </style:style>
    <style:style style:name="T7" style:family="text">
      <style:text-properties officeooo:rsid="0034b75a"/>
    </style:style>
    <style:style style:name="T8" style:family="text">
      <style:text-properties officeooo:rsid="00374bfd"/>
    </style:style>
    <style:style style:name="T9" style:family="text">
      <style:text-properties officeooo:rsid="0038387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3"><text:a xlink:type="simple" xlink:href="#__RefHeading___Toc106_2896032802" text:style-name="Index_20_Link" text:visited-style-name="Index_20_Link">quedo en https://developer.android.com/guide/app-bundle<text:tab/>1</text:a></text:p>
          <text:p text:style-name="P3"><text:a xlink:type="simple" xlink:href="#__RefHeading___Toc108_2896032802" text:style-name="Index_20_Link" text:visited-style-name="Index_20_Link">Indice general<text:tab/>1</text:a></text:p>
          <text:p text:style-name="P1"><text:a xlink:type="simple" xlink:href="#__RefHeading___Toc110_2896032802" text:style-name="Index_20_Link" text:visited-style-name="Index_20_Link">Conceptos generales<text:tab/>1</text:a></text:p>
          <text:p text:style-name="P1"><text:a xlink:type="simple" xlink:href="#__RefHeading___Toc112_2896032802" text:style-name="Index_20_Link" text:visited-style-name="Index_20_Link">Componentes e Intents<text:tab/>2</text:a></text:p>
          <text:p text:style-name="P2"><text:a xlink:type="simple" xlink:href="#__RefHeading___Toc131_28960328021" text:style-name="Index_20_Link" text:visited-style-name="Index_20_Link">Manifiesto<text:tab/>2</text:a></text:p>
          <text:p text:style-name="P2"><text:a xlink:type="simple" xlink:href="#__RefHeading___Toc131_2896032802" text:style-name="Index_20_Link" text:visited-style-name="Index_20_Link">Componentes<text:tab/>2</text:a></text:p>
          <text:p text:style-name="P3"><text:a xlink:type="simple" xlink:href="#__RefHeading___Toc142_2896032802" text:style-name="Index_20_Link" text:visited-style-name="Index_20_Link">Activities<text:tab/>2</text:a></text:p>
          <text:p text:style-name="P3"><text:a xlink:type="simple" xlink:href="#__RefHeading___Toc136_2896032802" text:style-name="Index_20_Link" text:visited-style-name="Index_20_Link">Services<text:tab/>3</text:a></text:p>
          <text:p text:style-name="P3"><text:a xlink:type="simple" xlink:href="#__RefHeading___Toc138_2896032802" text:style-name="Index_20_Link" text:visited-style-name="Index_20_Link">Broadcast receivers<text:tab/>3</text:a></text:p>
          <text:p text:style-name="P3"><text:a xlink:type="simple" xlink:href="#__RefHeading___Toc133_2896032802" text:style-name="Index_20_Link" text:visited-style-name="Index_20_Link">Content providers<text:tab/>3</text:a></text:p>
          <text:p text:style-name="P2"><text:a xlink:type="simple" xlink:href="#__RefHeading___Toc140_2896032802" text:style-name="Index_20_Link" text:visited-style-name="Index_20_Link">Intent<text:tab/>3</text:a></text:p>
          <text:p text:style-name="P3"><text:a xlink:type="simple" xlink:href="#__RefHeading___Toc148_2896032802" text:style-name="Index_20_Link" text:visited-style-name="Index_20_Link">Intent filters<text:tab/>3</text:a></text:p>
          <text:p text:style-name="P3"><text:a xlink:type="simple" xlink:href="#__RefHeading___Toc116_2896032802" text:style-name="Index_20_Link" text:visited-style-name="Index_20_Link">Task<text:tab/>3</text:a></text:p>
          <text:p text:style-name="P1"><text:a xlink:type="simple" xlink:href="#__RefHeading___Toc118_2896032802" text:style-name="Index_20_Link" text:visited-style-name="Index_20_Link">Resources<text:tab/>3</text:a></text:p>
          <text:p text:style-name="P1"><text:a xlink:type="simple" xlink:href="#__RefHeading___Toc120_2896032802" text:style-name="Index_20_Link" text:visited-style-name="Index_20_Link">Layout<text:tab/>4</text:a></text:p>
          <text:p text:style-name="P2"><text:a xlink:type="simple" xlink:href="#__RefHeading___Toc122_2896032802" text:style-name="Index_20_Link" text:visited-style-name="Index_20_Link">Up button<text:tab/>4</text:a></text:p>
          <text:p text:style-name="P1"><text:a xlink:type="simple" xlink:href="#__RefHeading___Toc124_28960328021" text:style-name="Index_20_Link" text:visited-style-name="Index_20_Link">Red<text:tab/>4</text:a></text:p>
          <text:p text:style-name="P2"><text:a xlink:type="simple" xlink:href="#__RefHeading___Toc153_2896032802" text:style-name="Index_20_Link" text:visited-style-name="Index_20_Link">Clientes<text:tab/>5</text:a></text:p>
          <text:p text:style-name="P3"><text:a xlink:type="simple" xlink:href="#__RefHeading___Toc155_2896032802" text:style-name="Index_20_Link" text:visited-style-name="Index_20_Link">HttpsURLConnection<text:tab/>5</text:a></text:p>
          <text:p text:style-name="P3"><text:a xlink:type="simple" xlink:href="#__RefHeading___Toc164_2896032802" text:style-name="Index_20_Link" text:visited-style-name="Index_20_Link">OkHTTP<text:tab/>5</text:a></text:p>
          <text:p text:style-name="P3"><text:a xlink:type="simple" xlink:href="#__RefHeading___Toc166_2896032802" text:style-name="Index_20_Link" text:visited-style-name="Index_20_Link">RetroFit<text:tab/>5</text:a></text:p>
          <text:p text:style-name="P3"><text:a xlink:type="simple" xlink:href="#__RefHeading___Toc166_28960328021" text:style-name="Index_20_Link" text:visited-style-name="Index_20_Link">Cronet<text:tab/>5</text:a></text:p>
          <text:p text:style-name="P2"><text:a xlink:type="simple" xlink:href="#__RefHeading___Toc153_28960328021" text:style-name="Index_20_Link" text:visited-style-name="Index_20_Link">Chequeo de status de la conexión<text:tab/>5</text:a></text:p>
          <text:p text:style-name="P2"><text:a xlink:type="simple" xlink:href="#__RefHeading___Toc153_289603280211" text:style-name="Index_20_Link" text:visited-style-name="Index_20_Link">Parseo de XML<text:tab/>5</text:a></text:p>
          <text:p text:style-name="P1"><text:a xlink:type="simple" xlink:href="#__RefHeading___Toc124_2896032802" text:style-name="Index_20_Link" text:visited-style-name="Index_20_Link">Build<text:tab/>5</text:a></text:p>
          <text:p text:style-name="P4"><text:a xlink:type="simple" xlink:href="#__RefHeading___Toc126_2896032802" text:style-name="Index_20_Link" text:visited-style-name="Index_20_Link">Pruebas<text:tab/>6</text:a></text:p>
          <text:p text:style-name="P3"><text:a xlink:type="simple" xlink:href="#__RefHeading___Toc128_2896032802" text:style-name="Index_20_Link" text:visited-style-name="Index_20_Link">Publicación<text:tab/>7</text:a></text:p>
        </text:index-body>
      </text:table-of-content>
      <text:h text:style-name="P9" text:outline-level="3"/>
      <text:h text:style-name="P9" text:outline-level="3"><text:bookmark-start text:name="__RefHeading___Toc106_2896032802"/>quedo en https://developer.android.com/guide/app-bundle<text:bookmark-end text:name="__RefHeading___Toc106_2896032802"/></text:h>
      <text:h text:style-name="P10" text:outline-level="3"><text:bookmark-start text:name="__RefHeading___Toc108_2896032802"/>Indice general<text:bookmark-end text:name="__RefHeading___Toc108_2896032802"/></text:h>
      <text:p text:style-name="Text_20_body">https://developer.android.com/guide</text:p>
      <text:p text:style-name="Text_20_body">https://developer.android.com/studio/workflow</text:p>
      <text:p text:style-name="Text_20_body">https://developer.android.com/guide#essential-documentation</text:p>
      <text:h text:style-name="Heading_20_1" text:outline-level="1"><text:bookmark-start text:name="__RefHeading___Toc110_2896032802"/>Conceptos generales<text:bookmark-end text:name="__RefHeading___Toc110_2896032802"/></text:h>
      <text:p text:style-name="P18">https://developer.android.com/training/basics/firstapp/running-app</text:p>
      <text:p text:style-name="P18"/>
      <text:p text:style-name="Text_20_body">Kotlin es el lenguaje oficial de  desarrollo de Android. Antes era Java. Tambien se puede en C++.</text:p>
      <text:p text:style-name="Text_20_body">Android es una variedad de Linux en la cual cada app es un usuario distinto.</text:p>
      <text:p text:style-name="Text_20_body"><text:soft-page-break/>Every Android app has a unique application ID that looks like a Java package name, such as com.example.myapp. This ID uniquely identifies your app on the device and in Google Play Store.</text:p>
      <text:p text:style-name="Text_20_body">El package name y el id pueden ser distintos, pero es mas cómodo que sean iguales.</text:p>
      <text:p text:style-name="P18">Se pueden usar diferentes modulos para dispositivos diferentes de una misma app.</text:p>
      <text:p text:style-name="P18"/>
      <text:p text:style-name="Text_20_body">Cada modulo provide a container for your app's source code, resource files, and app level settings</text:p>
      <text:p text:style-name="Text_20_body">Android App Bundles: https://medium.com/androiddevelopers/building-your-first-app-bundle-bbcd228bf631</text:p>
      <text:h text:style-name="P10" text:outline-level="3"/>
      <text:h text:style-name="Heading_20_1" text:outline-level="1"><text:bookmark-start text:name="__RefHeading___Toc112_2896032802"/>Componentes <text:span text:style-name="T2">e</text:span> Intents<text:bookmark-end text:name="__RefHeading___Toc112_2896032802"/></text:h>
      <text:p text:style-name="Preformatted_20_Text">https://developer.android.com/guide/components/fundamentals#Components</text:p>
      <text:p text:style-name="P18"/>
      <text:p text:style-name="P18">Android apps are built as a combination of components that can be invoked individually.</text:p>
      <text:p text:style-name="P24"/>
      <text:h text:style-name="P45" text:outline-level="2"><text:bookmark-start text:name="__RefHeading___Toc131_28960328021"/>Manifiesto<text:bookmark-end text:name="__RefHeading___Toc131_28960328021"/></text:h>
      <text:p text:style-name="P27"><text:span text:style-name="T5">Es un archivo que permite saber al sistema que componentes se usaran. Se encuentra en el root de la aplicación, aunque Android Studio lo muestra en </text:span>app/manifests.</text:p>
      <text:p text:style-name="P27"/>
      <text:p text:style-name="P7">Ademas <text:span text:style-name="T6">se incluyen aquí otras configuraciones como permisos que requiere la </text:span></text:p>
      <text:h text:style-name="P46" text:outline-level="2"><text:bookmark-start text:name="__RefHeading___Toc131_2896032802"/>Componentes<text:bookmark-end text:name="__RefHeading___Toc131_2896032802"/></text:h>
      <text:h text:style-name="Heading_20_3" text:outline-level="3"><text:bookmark-start text:name="__RefHeading___Toc142_2896032802"/>Activities<text:bookmark-end text:name="__RefHeading___Toc142_2896032802"/></text:h>
      <text:p text:style-name="P21">An activity is a type of app component that provides a user interface</text:p>
      <text:p text:style-name="P21">The "main" activity starts when the user taps your app's icon.</text:p>
      <text:p text:style-name="P12">Obtener resultados de actividades</text:p>
      <text:p text:style-name="P23">https://developer.android.com/training/basics/intents/result</text:p>
      <text:p text:style-name="P23"/>
      <text:p text:style-name="P23">La forma base es con startActivityForResult() y onActivityResult(). Se recomienda usar el Activity Result API.</text:p>
      <text:p text:style-name="P23"/>
      <text:p text:style-name="P23">startActivityForResult solicita el lanzamiento de una nueva actividad y pasa un codigo de identificacion.</text:p>
      <text:p text:style-name="P23"/>
      <text:p text:style-name="P23">onActivityResult recibe todas las notificaciones de todos los startActivityForResult realizados por la instancia.</text:p>
      <text:h text:style-name="Heading_20_3" text:outline-level="3"><text:bookmark-start text:name="__RefHeading___Toc136_2896032802"/><text:soft-page-break/>Services<text:bookmark-end text:name="__RefHeading___Toc136_2896032802"/></text:h>
      <text:p text:style-name="P22">No proveen interfaz de usuario. Por ejemplo, WorkManager, allow your app to perform background tasks without a UI.</text:p>
      <text:h text:style-name="Heading_20_3" text:outline-level="3"><text:bookmark-start text:name="__RefHeading___Toc138_2896032802"/>Broadcast receivers<text:bookmark-end text:name="__RefHeading___Toc138_2896032802"/></text:h>
      <text:p text:style-name="Text_20_body">A broadcast receiver is a component that enables the system to deliver events to the app outside of a regular user flow, allowing the app to respond to system-wide broadcast announcements. </text:p>
      <text:h text:style-name="Heading_20_3" text:outline-level="3"><text:bookmark-start text:name="__RefHeading___Toc133_2896032802"/>Content providers<text:bookmark-end text:name="__RefHeading___Toc133_2896032802"/></text:h>
      <text:p text:style-name="Text_20_body">A content provider manages a shared set of app data that you can store in the file system, in a SQLite database, on the web, or on any other persistent storage location that your app can access. </text:p>
      <text:p text:style-name="Text_20_body">Content providers are also useful for reading and writing data that is private to your app and not shared. </text:p>
      <text:h text:style-name="Heading_20_2" text:outline-level="2"><text:bookmark-start text:name="__RefHeading___Toc140_2896032802"/>Intent <text:bookmark-end text:name="__RefHeading___Toc140_2896032802"/></text:h>
      <text:p text:style-name="P6"><text:span text:style-name="T2">Inicializa a activities, services y broadcast receivers, </text:span>provides runtime binding between separate components <text:span text:style-name="T3">y </text:span>can carry data types as key-value pairs called extras.</text:p>
      <text:p text:style-name="P6"/>
      <text:p text:style-name="Text_20_body">Los intents son asincronos <text:span text:style-name="T3">y pueden provenir de o dirigirse a una app diferente.</text:span></text:p>
      <text:p text:style-name="P25">Se usa la funcion <text:span text:style-name="T4">startActivity si no se necesita un resultado de la otra actividad o </text:span>startActivityForResult <text:span text:style-name="T4">si si se necesita.</text:span></text:p>
      <text:p text:style-name="P26">JobScheduler sirve para programar activities.</text:p>
      <text:p text:style-name="P28">Hay intents explicitos, en los cuales uno especifica la clase a la que va dirigido el intent o implicitos, en los cuales el sistema intenta buscar al destinatario.</text:p>
      <text:h text:style-name="Heading_20_3" text:outline-level="3"><text:bookmark-start text:name="__RefHeading___Toc148_2896032802"/>Intent filters<text:bookmark-end text:name="__RefHeading___Toc148_2896032802"/></text:h>
      <text:p text:style-name="P29">Se configuran en el manifiesto y sirven para declarar a que tipo de intents implicitos puede responder un componente.</text:p>
      <text:p text:style-name="P28"/>
      <text:h text:style-name="Heading_20_3" text:outline-level="3"><text:bookmark-start text:name="__RefHeading___Toc116_2896032802"/>Task<text:bookmark-end text:name="__RefHeading___Toc116_2896032802"/></text:h>
      <text:p text:style-name="Text_20_body">Es una operacion asincrona. Cuando terminan quedan completadas y se puede adicionar un listener para saber cuando eso pasa.</text:p>
      <text:h text:style-name="Heading_20_1" text:outline-level="1"><text:bookmark-start text:name="__RefHeading___Toc118_2896032802"/>Resources<text:bookmark-end text:name="__RefHeading___Toc118_2896032802"/></text:h>
      <text:p text:style-name="P38">A cada recurso Android le asigna un id basado en la carpeta y el nombre del recurso. Este id se usa para referenciar el recurso en el codigo.</text:p>
      <text:p text:style-name="P18"/>
      <text:p text:style-name="P18"><text:soft-page-break/>Aca dice como:</text:p>
      <text:p text:style-name="Text_20_body">https://developer.android.com/guide/topics/resources/providing-resources#AlternativeResources</text:p>
      <text:h text:style-name="Heading_20_1" text:outline-level="1"><text:bookmark-start text:name="__RefHeading___Toc120_2896032802"/>Layout<text:bookmark-end text:name="__RefHeading___Toc120_2896032802"/></text:h>
      <text:p text:style-name="P18">Con el <text:span text:style-name="T1">Android Studio Layout Editor</text:span> se puede editar la interfaz de la app.</text:p>
      <text:p text:style-name="P18"/>
      <text:p text:style-name="P18">En la carpeta res/layout se encuentran los archivos XML con el layout de las actividades.</text:p>
      <text:p text:style-name="P18"/>
      <text:p text:style-name="P18">La interfaz conceptualmente se compone de una jerarquia de layouts materializados con componentes ViewGroup y los widgets como View. Al parecer todos los componentes visuales que no sean contenedores son herederos de View.</text:p>
      <text:p text:style-name="P18"/>
      <text:p text:style-name="P18">findByViewId(R.id.nombreComp) se usa para buscar el view deseado.</text:p>
      <text:p text:style-name="P19"/>
      <text:p text:style-name="P18">ConstraintLayout sirve para posicionar los objetos de manera relativa a otros objetos.</text:p>
      <text:p text:style-name="P18">Los layouts anidados son mas demorados de renderear.</text:p>
      <text:p text:style-name="P18"/>
      <text:p text:style-name="P18">A chain is a bidirectional constraint between two or more views that allows you to lay out the chained views in unison.</text:p>
      <text:p text:style-name="P18"/>
      <text:p text:style-name="P18">En esta pagina se ilustra el uso basico de layouts:</text:p>
      <text:p text:style-name="P18">https://developer.android.com/training/basics/firstapp/building-ui</text:p>
      <text:h text:style-name="Heading_20_2" text:outline-level="2"><text:bookmark-start text:name="__RefHeading___Toc122_2896032802"/>Up button<text:bookmark-end text:name="__RefHeading___Toc122_2896032802"/></text:h>
      <text:p text:style-name="P16">https://developer.android.com/training/basics/firstapp/starting-activity#Up</text:p>
      <text:p text:style-name="P39">Es la flechita que permite devolverse a la actividad principal de la aplicación. Se debe especificar en el manifiesto el parentActivityName. Ejemplo:</text:p>
      <text:p text:style-name="P17">&lt;activity android:name=".DisplayMessageActivity" android:parentActivityName=".MainActivity"&gt;</text:p>
      <text:p text:style-name="P17">&lt;/activity&gt;</text:p>
      <text:h text:style-name="P44" text:outline-level="1"><text:bookmark-start text:name="__RefHeading___Toc124_28960328021"/>Red<text:bookmark-end text:name="__RefHeading___Toc124_28960328021"/></text:h>
      <text:p text:style-name="P30">https://developer.android.com/training/basics/network-ops</text:p>
      <text:p text:style-name="P5">Para realizar operaciones de red, es necesario tener estos permisos:</text:p>
      <text:p text:style-name="P5">&lt;uses-permission android:name="android.permission.INTERNET" /&gt;</text:p>
      <text:p text:style-name="P5">&lt;uses-permission android:name="android.permission.ACCESS_NETWORK_STATE" /&gt;</text:p>
      <text:p text:style-name="P35">Por razones de rendimiento, las operaciones de red se ejecutan en un <text:s/>thread diferente al de la aplicación.</text:p>
      <text:p text:style-name="P36"><text:soft-page-break/>ViewModel es una clase que se puede usar para almacenar informacion obtenida de la red para que no se pierda cuando hay destruccion y recreación de interfaz.</text:p>
      <text:h text:style-name="P47" text:outline-level="2"><text:bookmark-start text:name="__RefHeading___Toc153_2896032802"/>Clientes<text:bookmark-end text:name="__RefHeading___Toc153_2896032802"/></text:h>
      <text:p text:style-name="P31">La interacción con la red se hace a traves de clientes</text:p>
      <text:h text:style-name="Heading_20_3" text:outline-level="3"><text:bookmark-start text:name="__RefHeading___Toc155_2896032802"/>HttpsURLConnection<text:bookmark-end text:name="__RefHeading___Toc155_2896032802"/></text:h>
      <text:p text:style-name="P31">Es el cliente básico que viene con Android.</text:p>
      <text:h text:style-name="P13" text:outline-level="3"><text:bookmark-start text:name="__RefHeading___Toc164_2896032802"/>OkHTTP<text:bookmark-end text:name="__RefHeading___Toc164_2896032802"/></text:h>
      <text:p text:style-name="P33">Es referenciado en la documentacion de Android. <text:span text:style-name="T7">Es una de las primeras librerias que salio.</text:span></text:p>
      <text:h text:style-name="Heading_20_3" text:outline-level="3"><text:bookmark-start text:name="__RefHeading___Toc166_2896032802"/>RetroFit<text:bookmark-end text:name="__RefHeading___Toc166_2896032802"/></text:h>
      <text:p text:style-name="P32">Es referenciado en la documentacion de Android. <text:span text:style-name="T9">Es una de las preferidas en internet.</text:span></text:p>
      <text:h text:style-name="P14" text:outline-level="3"><text:bookmark-start text:name="__RefHeading___Toc166_28960328021"/>Cronet<text:bookmark-end text:name="__RefHeading___Toc166_28960328021"/></text:h>
      <text:p text:style-name="P34">Es referenciado en la documentacion de Android. <text:span text:style-name="T8">Es el stack utilizado por Chromium para labores de red.</text:span></text:p>
      <text:h text:style-name="P48" text:outline-level="2"><text:bookmark-start text:name="__RefHeading___Toc153_28960328021"/>Chequeo de status de la conexión<text:bookmark-end text:name="__RefHeading___Toc153_28960328021"/></text:h>
      <text:p text:style-name="P8">ConnectivityManager y NetworkInfo son las clases a usar.</text:p>
      <text:h text:style-name="P49" text:outline-level="2"><text:bookmark-start text:name="__RefHeading___Toc153_289603280211"/>Parseo de XML<text:bookmark-end text:name="__RefHeading___Toc153_289603280211"/></text:h>
      <text:p text:style-name="Preformatted_20_Text">https://developer.android.com/training/basics/network-ops/xml#parse</text:p>
      <text:p text:style-name="P37"/>
      <text:h text:style-name="Heading_20_1" text:outline-level="1"><text:bookmark-start text:name="__RefHeading___Toc124_2896032802"/>Build<text:bookmark-end text:name="__RefHeading___Toc124_2896032802"/></text:h>
      <text:p text:style-name="P18">Se genera un archivo APK (Android Package) o AAB (Android App Bundle).</text:p>
      <text:p text:style-name="P18"/>
      <text:p text:style-name="P18">R.java is an auto-generated file by aapt (Android Asset Packaging Tool) that contains resource IDs for all the resources of res/ directory.</text:p>
      <text:p text:style-name="P18"/>
      <text:p text:style-name="P18">Hay dos archivos de configuracion de build para gradle: uno para el módulo y otro para el proyecto.</text:p>
      <text:p text:style-name="P18">build.gradle</text:p>
      <text:p text:style-name="P18"/>
      <text:p text:style-name="P18">Hay archivo de manifiesto. Aqui se establece el package name.</text:p>
      <text:p text:style-name="P18"/>
      <text:p text:style-name="P18"><text:span text:style-name="T1">settings.gradle</text:span> indica que modulos incluir en el build</text:p>
      <text:p text:style-name="P18"/>
      <text:p text:style-name="P20"><text:soft-page-break/>build.gradle general</text:p>
      <text:p text:style-name="P18"/>
      <text:p text:style-name="P18">Lo que está dentro de la seccion buildscript (repositorios, dependencias, etc.) es para el funcionamiento de gradle como tal.</text:p>
      <text:p text:style-name="P18"/>
      <text:p text:style-name="P18">Se puede poner una seccion "allProjects" para configuraciones que apliquen a todos los modulos compilados por gradle.</text:p>
      <text:p text:style-name="P18"/>
      <text:p text:style-name="P18"/>
      <text:p text:style-name="P18">The dependencies block configures the dependencies Gradle needs to use to build your project</text:p>
      <text:p text:style-name="P18"/>
      <text:p text:style-name="P18"><text:span text:style-name="T1">build.gradle del modulo</text:span> </text:p>
      <text:p text:style-name="P18"/>
      <text:p text:style-name="P18">build settings for the specific module it is located in. </text:p>
      <text:p text:style-name="P18"/>
      <text:p text:style-name="P18">Aca se define el id de la aplicacion.</text:p>
      <text:p text:style-name="P18"/>
      <text:p text:style-name="P18">Aca tambien se definen las dependencias mediante configuraciones de dependencias:</text:p>
      <text:p text:style-name="P18">TestImplementation sirve para que la dependencia este disponible solo en build de pruebas local.</text:p>
      <text:p text:style-name="Text_20_body">Ver mas en:</text:p>
      <text:p text:style-name="P15">https://developer.android.com/studio/build/dependencies#dependency_configurations</text:p>
      <text:p text:style-name="P18"/>
      <text:p text:style-name="P18">Android Plugin for Gradle</text:p>
      <text:p text:style-name="P18"/>
      <text:p text:style-name="P18">Se hace el build y se firma la app</text:p>
      <text:p text:style-name="P18"/>
      <text:p text:style-name="P18">hay dos build types: debug y release, ver: https://developer.android.com/studio/build/build-variants</text:p>
      <text:p text:style-name="P18"/>
      <text:p text:style-name="P18">Hay build dependencies</text:p>
      <text:p text:style-name="P18">https://docs.gradle.org/current/userguide/dependency_management.html</text:p>
      <text:p text:style-name="P18"/>
      <text:p text:style-name="Text_20_body">Para arreglar problemas de dependencias faltantes: </text:p>
      <text:p text:style-name="P15">https://developer.android.com/studio/build/dependencies#resolution_errors</text:p>
      <text:h text:style-name="P11" text:outline-level="4"><text:bookmark-start text:name="__RefHeading___Toc126_2896032802"/>Pruebas<text:bookmark-end text:name="__RefHeading___Toc126_2896032802"/></text:h>
      <text:p text:style-name="P18">https://developer.android.com/studio/test</text:p>
      <text:p text:style-name="P18"/>
      <text:p text:style-name="Text_20_body"/>
      <text:h text:style-name="P10" text:outline-level="3"><text:bookmark-start text:name="__RefHeading___Toc128_2896032802"/><text:soft-page-break/>Publicación<text:bookmark-end text:name="__RefHeading___Toc128_2896032802"/></text:h>
      <text:p text:style-name="P18">https://developer.android.com/studio/publis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var devsite-code-font-family" svg:font-family="'var devsite-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2T09:33:06.561000000</meta:creation-date>
    <dc:date>2022-03-02T12:14:39.820000000</dc:date>
    <meta:editing-duration>PT2H9M41S</meta:editing-duration>
    <meta:editing-cycles>42</meta:editing-cycles>
    <meta:generator>LibreOffice/7.2.4.1$Windows_X86_64 LibreOffice_project/27d75539669ac387bb498e35313b970b7fe9c4f9</meta:generator>
    <meta:document-statistic meta:table-count="0" meta:image-count="0" meta:object-count="0" meta:page-count="7" meta:paragraph-count="143" meta:word-count="1115" meta:character-count="8115" meta:non-whitespace-character-count="7133"/>
  </office:meta>
</office:document-meta>
</file>